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Tahoma" svg:font-family="Tahoma, sans-serif, Arial, Helvetica"/>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1pt" fo:language="pt" fo:country="BR" officeooo:rsid="0004c9b0" officeooo:paragraph-rsid="0004c9b0" style:font-size-asian="11pt" style:font-size-complex="11pt"/>
    </style:style>
    <style:style style:name="P2" style:family="paragraph" style:parent-style-name="Standard">
      <style:paragraph-properties fo:text-align="center" style:justify-single-word="false"/>
      <style:text-properties fo:font-size="11pt" fo:language="pt" fo:country="BR" fo:font-weight="bold" officeooo:rsid="0006344d" officeooo:paragraph-rsid="0006344d" style:font-size-asian="11pt" style:font-weight-asian="bold" style:font-size-complex="11pt" style:font-weight-complex="bold"/>
    </style:style>
    <style:style style:name="P3" style:family="paragraph" style:parent-style-name="Standard">
      <style:paragraph-properties fo:text-align="start" style:justify-single-word="false"/>
      <style:text-properties fo:font-size="11pt" fo:language="pt" fo:country="BR" fo:font-weight="bold" officeooo:rsid="0006344d" officeooo:paragraph-rsid="0006344d" style:font-size-asian="11pt" style:font-weight-asian="bold" style:font-size-complex="11pt" style:font-weight-complex="bold"/>
    </style:style>
    <style:style style:name="P4" style:family="paragraph" style:parent-style-name="Standard">
      <style:paragraph-properties fo:text-align="start" style:justify-single-word="false"/>
      <style:text-properties fo:font-size="11pt" fo:language="pt" fo:country="BR" fo:font-weight="bold" officeooo:rsid="000a7be5" officeooo:paragraph-rsid="000a7be5" style:font-size-asian="11pt" style:font-weight-asian="bold" style:font-size-complex="11pt" style:font-weight-complex="bold"/>
    </style:style>
    <style:style style:name="P5" style:family="paragraph" style:parent-style-name="Standard">
      <style:paragraph-properties fo:text-align="start" style:justify-single-word="false"/>
      <style:text-properties fo:font-size="11pt" fo:language="pt" fo:country="BR" fo:font-weight="bold" officeooo:rsid="000e7ea4" officeooo:paragraph-rsid="000e7ea4" style:font-size-asian="11pt" style:font-weight-asian="bold" style:font-size-complex="11pt" style:font-weight-complex="bold"/>
    </style:style>
    <style:style style:name="P6" style:family="paragraph" style:parent-style-name="Standard">
      <style:paragraph-properties fo:text-align="start" style:justify-single-word="false"/>
      <style:text-properties fo:font-size="11pt" fo:language="pt" fo:country="BR" fo:font-weight="bold" officeooo:rsid="0015f2bd" officeooo:paragraph-rsid="0015f2bd" style:font-size-asian="11pt" style:font-weight-asian="bold" style:font-size-complex="11pt" style:font-weight-complex="bold"/>
    </style:style>
    <style:style style:name="P7" style:family="paragraph" style:parent-style-name="Standard">
      <style:paragraph-properties fo:text-align="start" style:justify-single-word="false"/>
      <style:text-properties fo:font-size="11pt" fo:language="pt" fo:country="BR" fo:font-weight="bold" officeooo:rsid="0016b7d9" officeooo:paragraph-rsid="0016b7d9" style:font-size-asian="11pt" style:font-weight-asian="bold" style:font-size-complex="11pt" style:font-weight-complex="bold"/>
    </style:style>
    <style:style style:name="P8" style:family="paragraph" style:parent-style-name="Standard">
      <style:paragraph-properties fo:text-align="start" style:justify-single-word="false"/>
      <style:text-properties fo:font-size="11pt" fo:language="pt" fo:country="BR" fo:font-weight="bold" officeooo:rsid="001871ae" officeooo:paragraph-rsid="001871ae" style:font-size-asian="11pt" style:font-weight-asian="bold" style:font-size-complex="11pt" style:font-weight-complex="bold"/>
    </style:style>
    <style:style style:name="P9" style:family="paragraph" style:parent-style-name="Standard">
      <style:paragraph-properties fo:text-align="start" style:justify-single-word="false"/>
      <style:text-properties fo:font-size="11pt" fo:language="pt" fo:country="BR" fo:font-weight="normal" officeooo:rsid="000a7be5" officeooo:paragraph-rsid="000a7be5" style:font-size-asian="11pt" style:font-weight-asian="normal" style:font-size-complex="11pt" style:font-weight-complex="normal"/>
    </style:style>
    <style:style style:name="P10" style:family="paragraph" style:parent-style-name="Standard">
      <style:paragraph-properties fo:text-align="start" style:justify-single-word="false"/>
      <style:text-properties fo:font-size="11pt" fo:language="pt" fo:country="BR" fo:font-weight="normal" officeooo:rsid="000c6cc9" officeooo:paragraph-rsid="000c6cc9"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fo:font-size="11pt" fo:language="pt" fo:country="BR" fo:font-weight="normal" officeooo:rsid="001024e6" officeooo:paragraph-rsid="001024e6" style:font-size-asian="11pt" style:font-weight-asian="normal" style:font-size-complex="11pt" style:font-weight-complex="normal"/>
    </style:style>
    <style:style style:name="P12" style:family="paragraph" style:parent-style-name="Standard">
      <style:paragraph-properties fo:text-align="start" style:justify-single-word="false"/>
      <style:text-properties fo:font-size="11pt" fo:language="pt" fo:country="BR" fo:font-weight="normal" officeooo:rsid="0011b283" officeooo:paragraph-rsid="001024e6" style:font-size-asian="11pt" style:font-weight-asian="normal" style:font-size-complex="11pt" style:font-weight-complex="normal"/>
    </style:style>
    <style:style style:name="P13" style:family="paragraph" style:parent-style-name="Standard">
      <style:paragraph-properties fo:text-align="start" style:justify-single-word="false"/>
      <style:text-properties fo:font-size="11pt" fo:language="pt" fo:country="BR" fo:font-weight="normal" officeooo:rsid="0011b283" officeooo:paragraph-rsid="0011b283" style:font-size-asian="11pt" style:font-weight-asian="normal" style:font-size-complex="11pt" style:font-weight-complex="normal"/>
    </style:style>
    <style:style style:name="P14" style:family="paragraph" style:parent-style-name="Standard">
      <style:paragraph-properties fo:text-align="start" style:justify-single-word="false"/>
      <style:text-properties fo:font-size="11pt" officeooo:rsid="0011b283" officeooo:paragraph-rsid="0011b283" style:font-size-asian="11pt" style:font-size-complex="11pt"/>
    </style:style>
    <style:style style:name="P15" style:family="paragraph" style:parent-style-name="Standard">
      <style:paragraph-properties fo:text-align="start" style:justify-single-word="false"/>
      <style:text-properties officeooo:paragraph-rsid="001871ae"/>
    </style:style>
    <style:style style:name="P16" style:family="paragraph" style:parent-style-name="Standard">
      <style:paragraph-properties fo:text-align="start" style:justify-single-word="false"/>
      <style:text-properties officeooo:paragraph-rsid="000c6cc9"/>
    </style:style>
    <style:style style:name="P17" style:family="paragraph" style:parent-style-name="Standard">
      <style:paragraph-properties fo:text-align="start" style:justify-single-word="false"/>
      <style:text-properties fo:color="#c9211e" fo:font-size="11pt" fo:language="pt" fo:country="BR" fo:font-weight="bold" officeooo:rsid="0011b283" officeooo:paragraph-rsid="001024e6" style:font-size-asian="11pt" style:font-weight-asian="bold" style:font-size-complex="11pt" style:font-weight-complex="bold"/>
    </style:style>
    <style:style style:name="P18" style:family="paragraph" style:parent-style-name="Standard">
      <style:paragraph-properties fo:text-align="start" style:justify-single-word="false"/>
      <style:text-properties fo:color="#c9211e" fo:font-weight="normal" officeooo:paragraph-rsid="001024e6" style:font-weight-asian="normal" style:font-weight-complex="normal"/>
    </style:style>
    <style:style style:name="P19" style:family="paragraph" style:parent-style-name="Standard">
      <style:paragraph-properties fo:text-align="start" style:justify-single-word="false"/>
      <style:text-properties officeooo:rsid="001ca96d" officeooo:paragraph-rsid="001ca96d"/>
    </style:style>
    <style:style style:name="P20" style:family="paragraph" style:parent-style-name="Standard">
      <style:paragraph-properties fo:text-align="start" style:justify-single-word="false"/>
      <style:text-properties fo:font-size="11pt" fo:language="pt" fo:country="BR" fo:font-weight="normal" officeooo:rsid="0015f2bd" officeooo:paragraph-rsid="000e7ea4" style:font-size-asian="11pt" style:font-weight-asian="normal" style:font-size-complex="11pt" style:font-weight-complex="normal"/>
    </style:style>
    <style:style style:name="P21" style:family="paragraph" style:parent-style-name="Standard" style:list-style-name="L1">
      <style:paragraph-properties fo:text-align="start" style:justify-single-word="false"/>
      <style:text-properties fo:font-size="11pt" fo:language="pt" fo:country="BR" fo:font-weight="normal" officeooo:rsid="0015f2bd" officeooo:paragraph-rsid="0015f2bd" style:font-size-asian="11pt" style:font-weight-asian="normal" style:font-size-complex="11pt" style:font-weight-complex="normal"/>
    </style:style>
    <style:style style:name="P22" style:family="paragraph" style:parent-style-name="Standard">
      <style:paragraph-properties fo:text-align="start" style:justify-single-word="false"/>
      <style:text-properties fo:font-size="11pt" fo:language="pt" fo:country="BR" fo:font-weight="normal" officeooo:rsid="0015f2bd" officeooo:paragraph-rsid="0015f2bd" style:font-size-asian="11pt" style:font-weight-asian="normal" style:font-size-complex="11pt" style:font-weight-complex="normal"/>
    </style:style>
    <style:style style:name="P23" style:family="paragraph" style:parent-style-name="Standard" style:list-style-name="L1">
      <style:paragraph-properties fo:text-align="start" style:justify-single-word="false"/>
      <style:text-properties fo:font-size="11pt" fo:language="pt" fo:country="BR" fo:font-weight="normal" officeooo:rsid="001ad996" officeooo:paragraph-rsid="001ad996" style:font-size-asian="11pt" style:font-weight-asian="normal" style:font-size-complex="11pt" style:font-weight-complex="normal"/>
    </style:style>
    <style:style style:name="P24" style:family="paragraph" style:parent-style-name="Standard">
      <style:paragraph-properties fo:text-align="start" style:justify-single-word="false"/>
      <style:text-properties fo:font-size="11pt" fo:language="pt" fo:country="BR" fo:font-weight="normal" officeooo:rsid="001ad996" officeooo:paragraph-rsid="001ad996" style:font-size-asian="11pt" style:font-weight-asian="normal" style:font-size-complex="11pt" style:font-weight-complex="normal"/>
    </style:style>
    <style:style style:name="P25" style:family="paragraph" style:parent-style-name="Standard">
      <style:paragraph-properties fo:text-align="start" style:justify-single-word="false"/>
      <style:text-properties fo:font-size="11pt" fo:language="pt" fo:country="BR" fo:font-weight="normal" officeooo:rsid="0017b475" officeooo:paragraph-rsid="0016b7d9" style:font-size-asian="11pt" style:font-weight-asian="normal" style:font-size-complex="11pt" style:font-weight-complex="normal"/>
    </style:style>
    <style:style style:name="P26" style:family="paragraph" style:parent-style-name="Standard">
      <style:paragraph-properties fo:text-align="start" style:justify-single-word="false"/>
      <style:text-properties fo:font-size="11pt" fo:language="pt" fo:country="BR" fo:font-weight="normal" officeooo:rsid="0017b475" officeooo:paragraph-rsid="0017b475" style:font-size-asian="11pt" style:font-weight-asian="normal" style:font-size-complex="11pt" style:font-weight-complex="normal"/>
    </style:style>
    <style:style style:name="P27" style:family="paragraph" style:parent-style-name="Standard">
      <style:paragraph-properties fo:text-align="start" style:justify-single-word="false"/>
      <style:text-properties fo:font-size="11pt" fo:language="pt" fo:country="BR" fo:font-weight="normal" officeooo:rsid="001871ae" officeooo:paragraph-rsid="001871ae" style:font-size-asian="11pt" style:font-weight-asian="normal" style:font-size-complex="11pt" style:font-weight-complex="normal"/>
    </style:style>
    <style:style style:name="P28" style:family="paragraph" style:parent-style-name="Standard">
      <style:paragraph-properties fo:text-align="start" style:justify-single-word="false"/>
      <style:text-properties fo:font-size="11pt" fo:language="pt" fo:country="BR" fo:font-weight="normal" officeooo:rsid="001024e6" officeooo:paragraph-rsid="001024e6" style:font-size-asian="11pt" style:font-weight-asian="normal" style:font-size-complex="11pt" style:font-weight-complex="normal"/>
    </style:style>
    <style:style style:name="P29" style:family="paragraph" style:parent-style-name="Standard">
      <style:paragraph-properties fo:text-align="start" style:justify-single-word="false"/>
      <style:text-properties fo:font-size="11pt" fo:language="pt" fo:country="BR" fo:font-weight="normal" officeooo:rsid="001e3d7f" officeooo:paragraph-rsid="001e3d7f" style:font-size-asian="11pt" style:font-weight-asian="normal" style:font-size-complex="11pt" style:font-weight-complex="normal"/>
    </style:style>
    <style:style style:name="P30" style:family="paragraph" style:parent-style-name="Standard">
      <style:paragraph-properties fo:text-align="start" style:justify-single-word="false"/>
      <style:text-properties fo:font-size="11pt" fo:language="pt" fo:country="BR" fo:font-weight="normal" officeooo:rsid="001e3d7f" officeooo:paragraph-rsid="001efa5d" style:font-size-asian="11pt" style:font-weight-asian="normal" style:font-size-complex="11pt" style:font-weight-complex="normal"/>
    </style:style>
    <style:style style:name="P31" style:family="paragraph" style:parent-style-name="Standard">
      <style:paragraph-properties fo:text-align="start" style:justify-single-word="false"/>
      <style:text-properties fo:font-size="11pt" fo:language="pt" fo:country="BR" fo:font-weight="normal" officeooo:rsid="001efa5d" officeooo:paragraph-rsid="001efa5d" style:font-size-asian="11pt" style:font-weight-asian="normal" style:font-size-complex="11pt" style:font-weight-complex="normal"/>
    </style:style>
    <style:style style:name="P32" style:family="paragraph" style:parent-style-name="Standard" style:list-style-name="L1">
      <style:paragraph-properties fo:text-align="start" style:justify-single-word="false"/>
      <style:text-properties fo:font-size="11pt" fo:language="pt" fo:country="BR" fo:font-weight="bold" officeooo:rsid="0015f2bd" officeooo:paragraph-rsid="0015f2bd" style:font-size-asian="11pt" style:font-weight-asian="bold" style:font-size-complex="11pt" style:font-weight-complex="bold"/>
    </style:style>
    <style:style style:name="P33" style:family="paragraph" style:parent-style-name="Standard">
      <style:paragraph-properties fo:text-align="start" style:justify-single-word="false"/>
      <style:text-properties officeooo:paragraph-rsid="001024e6"/>
    </style:style>
    <style:style style:name="P34" style:family="paragraph" style:parent-style-name="Standard">
      <style:paragraph-properties fo:text-align="start" style:justify-single-word="false"/>
      <style:text-properties officeooo:paragraph-rsid="00205dd3"/>
    </style:style>
    <style:style style:name="T1" style:family="text">
      <style:text-properties fo:language="pt" fo:country="BR" fo:font-weight="normal" style:font-weight-asian="normal" style:font-weight-complex="normal"/>
    </style:style>
    <style:style style:name="T2" style:family="text">
      <style:text-properties fo:language="pt" fo:country="BR" fo:font-weight="normal" officeooo:rsid="001202a8" style:font-weight-asian="normal" style:font-weight-complex="normal"/>
    </style:style>
    <style:style style:name="T3" style:family="text">
      <style:text-properties fo:language="pt" fo:country="BR" fo:font-weight="bold" style:font-weight-asian="bold" style:font-weight-complex="bold"/>
    </style:style>
    <style:style style:name="T4" style:family="text">
      <style:text-properties fo:language="pt" fo:country="BR" fo:font-weight="bold" officeooo:rsid="001ca96d" style:font-weight-asian="bold" style:font-weight-complex="bold"/>
    </style:style>
    <style:style style:name="T5" style:family="text">
      <style:text-properties fo:language="pt" fo:country="BR" fo:font-weight="bold" officeooo:rsid="001e3d7f" style:font-weight-asian="bold" style:font-weight-complex="bold"/>
    </style:style>
    <style:style style:name="T6" style:family="text">
      <style:text-properties officeooo:rsid="0006344d"/>
    </style:style>
    <style:style style:name="T7" style:family="text">
      <style:text-properties fo:font-weight="normal" style:font-weight-asian="normal" style:font-weight-complex="normal"/>
    </style:style>
    <style:style style:name="T8" style:family="text">
      <style:text-properties fo:font-weight="normal" officeooo:rsid="0015f2bd" style:font-weight-asian="normal" style:font-weight-complex="normal"/>
    </style:style>
    <style:style style:name="T9" style:family="text">
      <style:text-properties fo:font-weight="normal" officeooo:rsid="0017b475" style:font-weight-asian="normal" style:font-weight-complex="normal"/>
    </style:style>
    <style:style style:name="T10" style:family="text">
      <style:text-properties fo:font-weight="normal" officeooo:rsid="001ad996" style:font-weight-asian="normal" style:font-weight-complex="normal"/>
    </style:style>
    <style:style style:name="T11" style:family="text">
      <style:text-properties fo:font-weight="normal" officeooo:rsid="001e3d7f" style:font-weight-asian="normal" style:font-weight-complex="normal"/>
    </style:style>
    <style:style style:name="T12" style:family="text">
      <style:text-properties fo:font-weight="bold" style:font-weight-asian="bold" style:font-weight-complex="bold"/>
    </style:style>
    <style:style style:name="T13" style:family="text">
      <style:text-properties officeooo:rsid="000c6cc9"/>
    </style:style>
    <style:style style:name="T14" style:family="text">
      <style:text-properties fo:font-size="11pt" fo:language="pt" fo:country="BR" fo:font-weight="bold" style:font-size-asian="11pt" style:font-weight-asian="bold" style:font-size-complex="11pt" style:font-weight-complex="bold"/>
    </style:style>
    <style:style style:name="T15" style:family="text">
      <style:text-properties fo:font-size="11pt" fo:language="pt" fo:country="BR" fo:font-weight="bold" officeooo:rsid="001024e6" style:font-size-asian="11pt" style:font-weight-asian="bold" style:font-size-complex="11pt" style:font-weight-complex="bold"/>
    </style:style>
    <style:style style:name="T16" style:family="text">
      <style:text-properties fo:font-size="11pt" fo:language="pt" fo:country="BR" fo:font-weight="bold" officeooo:rsid="0011b283" style:font-size-asian="11pt" style:font-weight-asian="bold" style:font-size-complex="11pt" style:font-weight-complex="bold"/>
    </style:style>
    <style:style style:name="T17" style:family="text">
      <style:text-properties fo:font-size="11pt" fo:language="pt" fo:country="BR" fo:font-weight="bold" officeooo:rsid="001ca96d" style:font-size-asian="11pt" style:font-weight-asian="bold" style:font-size-complex="11pt" style:font-weight-complex="bold"/>
    </style:style>
    <style:style style:name="T18" style:family="text">
      <style:text-properties fo:font-size="11pt" fo:language="pt" fo:country="BR" fo:font-weight="bold" officeooo:rsid="001871ae" style:font-size-asian="11pt" style:font-weight-asian="bold" style:font-size-complex="11pt" style:font-weight-complex="bold"/>
    </style:style>
    <style:style style:name="T19" style:family="text">
      <style:text-properties fo:font-size="11pt" fo:language="pt" fo:country="BR" fo:font-weight="bold" officeooo:rsid="000c6cc9" style:font-size-asian="11pt" style:font-weight-asian="bold" style:font-size-complex="11pt" style:font-weight-complex="bold"/>
    </style:style>
    <style:style style:name="T20" style:family="text">
      <style:text-properties fo:font-size="11pt" fo:language="pt" fo:country="BR" fo:font-weight="bold" officeooo:rsid="001d7b72" style:font-size-asian="11pt" style:font-weight-asian="bold" style:font-size-complex="11pt" style:font-weight-complex="bold"/>
    </style:style>
    <style:style style:name="T21" style:family="text">
      <style:text-properties fo:font-size="11pt" fo:language="pt" fo:country="BR" fo:font-weight="bold" officeooo:rsid="001e3d7f" style:font-size-asian="11pt" style:font-weight-asian="bold" style:font-size-complex="11pt" style:font-weight-complex="bold"/>
    </style:style>
    <style:style style:name="T22" style:family="text">
      <style:text-properties fo:font-size="11pt" fo:language="pt" fo:country="BR" fo:font-weight="normal" style:font-size-asian="11pt" style:font-weight-asian="normal" style:font-size-complex="11pt" style:font-weight-complex="normal"/>
    </style:style>
    <style:style style:name="T23" style:family="text">
      <style:text-properties fo:font-size="11pt" fo:language="pt" fo:country="BR" fo:font-weight="normal" officeooo:rsid="001024e6" style:font-size-asian="11pt" style:font-weight-asian="normal" style:font-size-complex="11pt" style:font-weight-complex="normal"/>
    </style:style>
    <style:style style:name="T24" style:family="text">
      <style:text-properties fo:font-size="11pt" fo:language="pt" fo:country="BR" fo:font-weight="normal" officeooo:rsid="001871ae" style:font-size-asian="11pt" style:font-weight-asian="normal" style:font-size-complex="11pt" style:font-weight-complex="normal"/>
    </style:style>
    <style:style style:name="T25" style:family="text">
      <style:text-properties fo:font-size="11pt" fo:language="pt" fo:country="BR" fo:font-weight="normal" officeooo:rsid="001ca96d" style:font-size-asian="11pt" style:font-weight-asian="normal" style:font-size-complex="11pt" style:font-weight-complex="normal"/>
    </style:style>
    <style:style style:name="T26" style:family="text">
      <style:text-properties fo:font-size="11pt" fo:language="pt" fo:country="BR" fo:font-weight="normal" officeooo:rsid="000c6cc9" style:font-size-asian="11pt" style:font-weight-asian="normal" style:font-size-complex="11pt" style:font-weight-complex="normal"/>
    </style:style>
    <style:style style:name="T27" style:family="text">
      <style:text-properties fo:font-size="11pt" fo:language="pt" fo:country="BR" officeooo:rsid="001024e6" style:font-size-asian="11pt" style:font-size-complex="11pt"/>
    </style:style>
    <style:style style:name="T28" style:family="text">
      <style:text-properties fo:font-size="11pt" fo:language="pt" fo:country="BR" officeooo:rsid="001ca96d" style:font-size-asian="11pt" style:font-size-complex="11pt"/>
    </style:style>
    <style:style style:name="T29" style:family="text">
      <style:text-properties fo:font-size="11pt" fo:language="pt" fo:country="BR" officeooo:rsid="0011b283" style:font-size-asian="11pt" style:font-size-complex="11pt"/>
    </style:style>
    <style:style style:name="T30" style:family="text">
      <style:text-properties officeooo:rsid="0015f2bd"/>
    </style:style>
    <style:style style:name="T31" style:family="text">
      <style:text-properties officeooo:rsid="0017b475"/>
    </style:style>
    <style:style style:name="T32" style:family="text">
      <style:text-properties officeooo:rsid="001e3d7f"/>
    </style:style>
    <style:style style:name="T33" style:family="text">
      <style:text-properties officeooo:rsid="001871a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envolvimento de Software para a WEB – SI e ES</text:p>
      <text:p text:style-name="P1">Professor: Jefferson de Carvalho Silva</text:p>
      <text:p text:style-name="P1">Semestre <text:span text:style-name="T6">2020.1 </text:span></text:p>
      <text:p text:style-name="P1"/>
      <text:p text:style-name="P2">Atividade <text:span text:style-name="T30">2</text:span></text:p>
      <text:p text:style-name="P2"/>
      <text:p text:style-name="P4">Leia com atenção as instruções abaixo:</text:p>
      <text:p text:style-name="P2"/>
      <text:p text:style-name="P9">Para toda a disciplina, até o fim do semestre, você <text:span text:style-name="T12">DEVE </text:span>criar um repositório do GITHUB. Sugiro que crie repositório com <text:span text:style-name="T13">o nome</text:span> <text:span text:style-name="T12">WEB_2020_1</text:span>, por exemplo.</text:p>
      <text:p text:style-name="P9"/>
      <text:p text:style-name="P9">Em <text:span text:style-name="T12">WEB_2020_1, </text:span>ou o nome que você tiver escolhido, CADA UMA das atividades será um projeto (pasta) separada. Por exemplo, na atividade deste documento, você deverá criar um projeto com <text:span text:style-name="T12">create-react-app</text:span>. Na próxima atividade, um novo projeto. E assim por diante.</text:p>
      <text:p text:style-name="P9"/>
      <text:p text:style-name="P16"><text:span text:style-name="T26">As atividades terão um prazo de entrega, e serão </text:span><text:span text:style-name="T19">individuais</text:span><text:span text:style-name="T26">. A entrega é feita no </text:span><text:span text:style-name="T19">SIPPA</text:span><text:span text:style-name="T26">, com o envio de um arquivo </text:span><text:span text:style-name="T20">HTML</text:span><text:span text:style-name="T26"> apenas com o link da sua atividade implementada NO REPOSITÓRIO, como explicado acima.</text:span></text:p>
      <text:p text:style-name="P10"/>
      <text:p text:style-name="P10">------------------------------------------------------------------------------------------------------------------------</text:p>
      <text:p text:style-name="P3"/>
      <text:p text:style-name="P4"><text:span text:style-name="T7">Crie um projeto REACT chamado </text:span>atividade_<text:span text:style-name="T30">2</text:span>.<text:span text:style-name="T7"> Para cada uma das questões abaixo, você deve criar uma pasta dentro de </text:span>/src/components/questao#<text:span text:style-name="T7">, onde o </text:span># <text:span text:style-name="T7">é o número da questão. </text:span></text:p>
      <text:p text:style-name="P9"/>
      <text:p text:style-name="P5">Questão 1)<text:span text:style-name="T7"> </text:span><text:span text:style-name="T8">Em </text:span><text:span text:style-name="T11">arquivos diferentes</text:span><text:span text:style-name="T8">, crie os seguintes componentes, usando funções:</text:span></text:p>
      <text:p text:style-name="P20"/>
      <text:list xml:id="list3153541345" text:style-name="L1">
        <text:list-item>
          <text:p text:style-name="P32"><text:span text:style-name="T7">“Hero”, o qual imprimirá a propriedade “name”, recebida </text:span><text:span text:style-name="T10">via “props”</text:span><text:span text:style-name="T7">. Além disso, mostre uma imagem de sua escolha, usando a tag &lt;img&gt;”.</text:span></text:p>
        </text:list-item>
        <text:list-item>
          <text:p text:style-name="P21">“Enemy”, a mesma coisa de Hero, com um “name” e uma imagem.</text:p>
        </text:list-item>
        <text:list-item>
          <text:p text:style-name="P21">“Arena”. Irá renderizar os componentes “Hero” e “Enemy”</text:p>
          <text:p text:style-name="P23">Ex. (render de Arena): </text:p>
          <text:p text:style-name="P23"/>
          <text:p text:style-name="P23">&lt;div&gt;</text:p>
        </text:list-item>
      </text:list>
      <text:p text:style-name="P24"><text:tab/><text:tab/>&lt;Hero name = “Baki” img = “../baki.png”/&gt;</text:p>
      <text:p text:style-name="P24"><text:tab/><text:tab/>&lt;Enemy name = “Yujiro” img = “../ogre.png”/&gt;</text:p>
      <text:list xml:id="list224403304226580" text:continue-numbering="true" text:style-name="L1">
        <text:list-header>
          <text:p text:style-name="P23">&lt;/div&gt;</text:p>
          <text:p text:style-name="P21"/>
        </text:list-header>
      </text:list>
      <text:p text:style-name="P6">Questão 2)<text:span text:style-name="T7"> Modifique a </text:span>Questão 1<text:span text:style-name="T7"> para que também seja passado o caminho da imagem via props.</text:span> Tente<text:span text:style-name="T7"> criar um arquivo </text:span>.js <text:span text:style-name="T7">de constantes strings com esses caminhos e o importe para “Arena”. (Se quiser fazer a Questão 1 já dessa forma, também pode).</text:span></text:p>
      <text:p text:style-name="P22"/>
      <text:p text:style-name="P7">Questão 3) <text:span text:style-name="T7">Usando o </text:span>props.children, <text:span text:style-name="T7">Crie um componente “</text:span><text:span text:style-name="T31">World</text:span><text:span text:style-name="T9">”</text:span><text:span text:style-name="T7"> que </text:span><text:span text:style-name="T9">pelo menos 3</text:span><text:span text:style-name="T7"> Arenas </text:span><text:span text:style-name="T9">e seu interior</text:span><text:span text:style-name="T7">. </text:span><text:span text:style-name="T9">Ex.:</text:span></text:p>
      <text:p text:style-name="P25"/>
      <text:p text:style-name="P25"><text:tab/>&lt;World&gt;</text:p>
      <text:p text:style-name="P25"><text:tab/><text:tab/>&lt;Arena /&gt;</text:p>
      <text:p text:style-name="P26"><text:tab/><text:tab/>&lt;Arena /&gt;</text:p>
      <text:p text:style-name="P26"><text:tab/><text:tab/>&lt;Arena /&gt;</text:p>
      <text:p text:style-name="P25"><text:tab/>&lt;/World&gt;</text:p>
      <text:p text:style-name="P25"/>
      <text:p text:style-name="P8"><text:span text:style-name="T31">Q</text:span>uestão 4)<text:span text:style-name="T7"> Usando a técnica do slide 36 da aula 01, Modifique o componente Arena para que ele receba uma <text:s/></text:span>props<text:span text:style-name="T7"> chamada “arena”. Seus filhos, Hero e Enemy deverão então exibir o nome a propriedade “arena”. Ex.:</text:span></text:p>
      <text:p text:style-name="P27"/>
      <text:p text:style-name="P34"><text:span text:style-name="T24"><text:tab/></text:span></text:p>
      <text:p text:style-name="P34"><text:span text:style-name="T24"/></text:p>
      <text:p text:style-name="P34"><text:span text:style-name="T24"/></text:p>
      <text:p text:style-name="P34"><text:soft-page-break/><text:span text:style-name="T24"><text:tab/>&lt;Arena arena = “</text:span><text:span text:style-name="T25">Tokio Dome – Underground Arena</text:span><text:span text:style-name="T24">” &gt;</text:span></text:p>
      <text:p text:style-name="P30"><text:tab/><text:tab/>&lt;Hero name="Sicrano de Tal" img="hero.jpg"&gt;</text:p>
      <text:p text:style-name="P30"><text:span text:style-name="T33"><text:s text:c="8"/><text:tab/><text:tab/>&lt;Enemy name="Fulano de Tal" img="enemy.png"&gt;</text:span></text:p>
      <text:p text:style-name="P31"><text:span text:style-name="T33"><text:tab/>&lt;/</text:span>Arena&gt;</text:p>
      <text:p text:style-name="P15"><text:span text:style-name="T24"/></text:p>
      <text:p text:style-name="P27"/>
      <text:p text:style-name="P19"><text:span text:style-name="T18">Q</text:span><text:span text:style-name="T14">uestão 5)</text:span><text:span text:style-name="T22"> Use o Bootstrap (ou semelhante), de alguma forma.</text:span></text:p>
      <text:p text:style-name="P29">No fim, esse código em app.js deve funcionar:</text:p>
      <text:p text:style-name="P29"/>
      <text:p text:style-name="P29">&lt;World&gt;</text:p>
      <text:p text:style-name="P29"><text:s text:c="2"/>&lt;Arena arena="Castelão"&gt;</text:p>
      <text:p text:style-name="P29"><text:s text:c="7"/>&lt;Hero name="Sicrano de Tal" img="hero.jpg"&gt;</text:p>
      <text:p text:style-name="P29"><text:s text:c="7"/>&lt;Enemy name="Fulano de Tal" img="enemy.png"&gt;</text:p>
      <text:p text:style-name="P29"><text:s text:c="2"/>&lt;/Arena&gt;</text:p>
      <text:p text:style-name="P29"><text:s text:c="3"/>&lt;Arena arena="Castelão"&gt;</text:p>
      <text:p text:style-name="P29"><text:s text:c="7"/>&lt;Hero name="Sicrano de Tal" img="hero.jpg"&gt;</text:p>
      <text:p text:style-name="P29"><text:s text:c="7"/>&lt;Enemy name="Fulano de Tal" img="enemy.png"&gt;</text:p>
      <text:p text:style-name="P29"><text:s text:c="2"/>&lt;/Arena&gt;</text:p>
      <text:p text:style-name="P29"><text:s text:c="2"/>&lt;Arena arena="Castelão"&gt;</text:p>
      <text:p text:style-name="P29"><text:s text:c="7"/>&lt;Hero name="Sicrano de Tal" img="hero.jpg"&gt;</text:p>
      <text:p text:style-name="P29"><text:s text:c="7"/>&lt;Enemy name="Fulano de Tal" img="enemy.png"&gt;</text:p>
      <text:p text:style-name="P29"><text:s text:c="2"/>&lt;/Arena&gt;</text:p>
      <text:p text:style-name="P29">&lt;/World&gt;</text:p>
      <text:p text:style-name="P29"/>
      <text:p text:style-name="P29"/>
      <text:p text:style-name="P29">O render de World vai usar o props.children.</text:p>
      <text:p text:style-name="P29">O render de Arena vai usar o React.Children.</text:p>
      <text:p text:style-name="P11"/>
      <text:p text:style-name="P29">Obs.: quando eu falo “render” de um componente, não necessariamente eu estou me referindo ao método render() de um componente implementado como uma classe (Component). No caso da nossa atividade, estamos implementando componentes como funções. O “render” se refere simplesmente ao retorno do código JSX de um componente do tipo função.</text:p>
      <text:p text:style-name="P11"/>
      <text:p text:style-name="P11">------------------------------------------------------------------------------------------------------------------------</text:p>
      <text:p text:style-name="P11"/>
      <text:p text:style-name="P33"><text:span text:style-name="T15">Prazo de Entrega: até as 23:59 do dia </text:span><text:span text:style-name="T17">0</text:span><text:span text:style-name="T21">9</text:span><text:span text:style-name="T15">/0</text:span><text:span text:style-name="T17">8</text:span><text:span text:style-name="T15">/2020 (</text:span><text:span text:style-name="T21">Domingo</text:span><text:span text:style-name="T15">)</text:span><text:span text:style-name="T23"> </text:span></text:p>
      <text:p text:style-name="P11"/>
      <text:p text:style-name="P18"><text:span text:style-name="T27">Atividade no </text:span><text:span text:style-name="T15">SIPPA</text:span><text:span text:style-name="T27"> para submeter o arquivo </text:span><text:span text:style-name="T17">HTML</text:span><text:span text:style-name="T27">: </text:span><text:span text:style-name="T16">AR</text:span><text:span text:style-name="T17">2</text:span><text:span text:style-name="T29">, em “Avaliações”. </text:span><text:span text:style-name="T28">O arquivo </text:span><text:span text:style-name="T17">HTML</text:span><text:span text:style-name="T28"> deve conter um link para o projeto atividade no </text:span><text:span text:style-name="T17">GITHUB</text:span><text:span text:style-name="T28">.</text:span></text:p>
      <text:p text:style-name="P17"/>
      <text:p text:style-name="P12">------------------------------------------------------------------------------------------------------------------------</text:p>
      <text:p text:style-name="P12"/>
      <text:p text:style-name="P14"><text:span text:style-name="T1">Não deixe para o último momento e verifique se seu arquivo foi submetido corretamente. Caso o SIPPA saia do ar, me envie um e-mail. </text:span><text:span text:style-name="T2">Abraços.</text:span></text:p>
      <text:p text:style-name="P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Tahoma" svg:font-family="Tahoma, sans-serif, Arial, Helvetica"/>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5.2$Windows_X86_64 LibreOffice_project/a726b36747cf2001e06b58ad5db1aa3a9a1872d6</meta:generator>
    <dc:date>2020-08-04T22:44:02.121000000</dc:date>
    <meta:editing-duration>PT1H3M36S</meta:editing-duration>
    <meta:editing-cycles>21</meta:editing-cycles>
    <meta:document-statistic meta:table-count="0" meta:image-count="0" meta:object-count="0" meta:page-count="2" meta:paragraph-count="58" meta:word-count="550" meta:character-count="3829" meta:non-whitespace-character-count="3253"/>
  </office:meta>
</office:document-meta>
</file>